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text-properties fo:font-weight="normal" style:font-weight-asian="normal" style:font-weight-complex="normal"/>
    </style:style>
    <style:style style:name="P12" style:family="paragraph" style:parent-style-name="Standard" style:list-style-name="L9">
      <style:text-properties fo:font-weight="normal" style:font-weight-asian="normal" style:font-weight-complex="normal"/>
    </style:style>
    <style:style style:name="P13" style:family="paragraph" style:parent-style-name="Standard" style:list-style-name="L10">
      <style:text-properties fo:font-weight="normal" style:font-weight-asian="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list-style-name="L8"/>
    <style:style style:name="P16" style:family="paragraph" style:parent-style-name="Standard" style:list-style-name="L11"/>
    <style:style style:name="T1" style:family="text">
      <style:text-properties style:text-underline-style="solid" style:text-underline-width="auto" style:text-underline-color="font-color"/>
    </style:style>
    <style:style style:name="T2" style:family="text">
      <style:text-properties style:language-asian="ja" style:country-asian="JP"/>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ttle system specification</text:p>
      <text:p text:style-name="Standard"/>
      <text:p text:style-name="Standard">-&gt;General flow</text:p>
      <text:list xml:id="list34360032" text:style-name="L1">
        <text:list-item>
          <text:p text:style-name="P4">The battle system in the game is similar to traditional turn-based RPGs, but with timing added in, which raises the influence of player skill in combat.</text:p>
        </text:list-item>
      </text:list>
      <text:p text:style-name="Standard"/>
      <text:list xml:id="list34384218" text:style-name="L2">
        <text:list-item>
          <text:p text:style-name="P5">From the exploration screen, players can start battles with enemies which are wandering in the field <text:s/>by running into them (at which moment there is a transition to the battle screen).</text:p>
          <text:list>
            <text:list-item>
              <text:p text:style-name="P5">The battle may also start if the player attacks an enemy, in which case the player gets one free attack at the beginning of combat. </text:p>
            </text:list-item>
            <text:list-item>
              <text:p text:style-name="P5">However, some enemies might try to attack while they move around in the field. If this assault connects, the enemies get a free attack.</text:p>
            </text:list-item>
          </text:list>
        </text:list-item>
      </text:list>
      <text:p text:style-name="Standard"/>
      <text:list xml:id="list34359180" text:style-name="L3">
        <text:list-item>
          <text:p text:style-name="P6">In battle, the player controls the three main characters in combat against a variable number of enemies. </text:p>
          <text:p text:style-name="P6"/>
        </text:list-item>
        <text:list-item>
          <text:p text:style-name="P6">If the HP of all the characters on the player's side reaches zero, it's game over (and the game restarts from the last time the player saved).</text:p>
        </text:list-item>
      </text:list>
      <text:p text:style-name="Standard"/>
      <text:list xml:id="list36237647" text:continue-numbering="true" text:style-name="L3">
        <text:list-item>
          <text:p text:style-name="P6">If, on the other hand, the HP of all the character on the enemies' side reaches zero, the player wins, earns the rewards from the battle (experience points, etc.), and goes back to the exploration screen</text:p>
        </text:list-item>
      </text:list>
      <text:p text:style-name="Standard"/>
      <text:p text:style-name="Standard">-&gt;Character stats</text:p>
      <text:list xml:id="list34383364" text:style-name="L4">
        <text:list-item>
          <text:p text:style-name="P7">A character (playable character or enemy character) uses his pure physical strength and his ki (<text:span text:style-name="T2">気, tentative name</text:span>) to fight. As such, each character possesses 7 main stats:</text:p>
          <text:list>
            <text:list-item>
              <text:p text:style-name="P7">Attack: Influences power of physical attacks.</text:p>
            </text:list-item>
            <text:list-item>
              <text:p text:style-name="P7">Defense: <text:s/>Influences damage received from physical attacks.</text:p>
            </text:list-item>
            <text:list-item>
              <text:p text:style-name="P7">Ki-attack: <text:s/>Influences power of ki actions.</text:p>
            </text:list-item>
            <text:list-item>
              <text:p text:style-name="P7">Ki-defense: <text:s/>Influences damage received from ki attacks.</text:p>
            </text:list-item>
            <text:list-item>
              <text:p text:style-name="P7">Speed: Determines how often the character gets a turn (more on that in the “Action Order” section). </text:p>
            </text:list-item>
            <text:list-item>
              <text:p text:style-name="P7">Hit points (HP): The character's life energy. If it reaches zero, the character dies.</text:p>
            </text:list-item>
            <text:list-item>
              <text:p text:style-name="P7">Ki points: Used for actions that involve ki. Each action consumes a specific amount.</text:p>
            </text:list-item>
          </text:list>
        </text:list-item>
      </text:list>
      <text:p text:style-name="Standard"/>
      <text:p text:style-name="Standard">-&gt;Battle actions</text:p>
      <text:list xml:id="list34368935" text:style-name="L5">
        <text:list-item>
          <text:p text:style-name="P8">The player has four options every time a character gets a turn: Attack, Skill, Equipment and Run.</text:p>
          <text:list>
            <text:list-item>
              <text:p text:style-name="P8">Attack: Standard physical attack, using the attack stat.</text:p>
            </text:list-item>
            <text:list-item>
              <text:p text:style-name="P8">Skill: Techniques with various effects, which are unique to each character and use ki points.</text:p>
            </text:list-item>
            <text:list-item>
              <text:p text:style-name="P8">Equipment: Allows the character to change equipment, but uses up a turn in the process.</text:p>
            </text:list-item>
            <text:list-item>
              <text:p text:style-name="P8">Run: Flee from the current battle.</text:p>
            </text:list-item>
          </text:list>
        </text:list-item>
      </text:list>
      <text:p text:style-name="Standard"/>
      <text:p text:style-name="Standard">-&gt;Timing elements</text:p>
      <text:list xml:id="list34556333" text:style-name="L8">
        <text:list-item>
          <text:p text:style-name="P15">When a playable character performs an action, pressing the right button at the right time will improve the effects of that action (attacks do greater damage, stats are raised at a greater rate, etc.).</text:p>
          <text:list>
            <text:list-item>
              <text:p text:style-name="P15">Some actions may even fail entirely if timing is not used correctly.</text:p>
              <text:p text:style-name="P15"/>
            </text:list-item>
          </text:list>
        </text:list-item>
        <text:list-item>
          <text:p text:style-name="P15"><text:soft-page-break/>When enemy characters perform actions, the player may dodge by pressing the correct button with the right timing. </text:p>
          <text:list>
            <text:list-item>
              <text:p text:style-name="P15">The timing for dodging is totally different for different enemies and actions, and it may also change depending on how they adapt (more on this in the “Enemy Adaptation” section).</text:p>
              <text:p text:style-name="P15"/>
            </text:list-item>
          </text:list>
        </text:list-item>
        <text:list-item>
          <text:p text:style-name="P15">For running away, the player's chance of succeeding depends on the input during a limited amount of time (the more times he/she presses a specific button, the better the chance).</text:p>
        </text:list-item>
      </text:list>
      <text:p text:style-name="Standard"/>
      <text:p text:style-name="Standard">-&gt;Action Order</text:p>
      <text:list xml:id="list34518989" text:style-name="L7">
        <text:list-item>
          <text:p text:style-name="P11">Every character has a <text:span text:style-name="T1">Speed</text:span> stat, which determines the order of actions in a battle. </text:p>
          <text:list>
            <text:list-item>
              <text:p text:style-name="P11">This stat represents the rate at which an “action bar”, which is invisible to the player (?), fills up (the higher the stat, the faster it fills up). When the action bar of a character fills up, his/her turn arrives and the bar becomes empty again, starting to fill up once more.</text:p>
            </text:list-item>
          </text:list>
        </text:list-item>
      </text:list>
      <text:p text:style-name="P1"/>
      <text:p text:style-name="P3">-&gt;Action Properties</text:p>
      <text:list xml:id="list35201868" text:style-name="L9">
        <text:list-item>
          <text:p text:style-name="P12">Element: Some actions are aligned to specific elements, inheriting their powers. Elemental attacks are especially efficient against characters with certain elemental alignments and not so efficient against certain other elements. The elements that can be found in the game are: Plant, Fire, Water, Electricity, Steel and Light.</text:p>
          <text:p text:style-name="P12"/>
        </text:list-item>
        <text:list-item>
          <text:p text:style-name="P12">Execution time: Each action has a specific execution time, which influences when exactly is the right time for the input to improve an action's effects or dodge an incoming attack.</text:p>
          <text:p text:style-name="P12"/>
        </text:list-item>
        <text:list-item>
          <text:p text:style-name="P12">Physical or ki-based: Determines if the action uses the attack stat or the ki-attack stat.</text:p>
          <text:p text:style-name="P12"/>
        </text:list-item>
        <text:list-item>
          <text:p text:style-name="P12">Power: Influences damage dealt.</text:p>
        </text:list-item>
      </text:list>
      <text:p text:style-name="P1"/>
      <text:p text:style-name="P3">-&gt;Ranking</text:p>
      <text:list xml:id="list35367676" text:style-name="L11">
        <text:list-item>
          <text:p text:style-name="P16"><text:span text:style-name="T3">After each battle, a player is awarded a ranking based on how well he/she did. This influences a game-wide player ranking, which is in turn used for the enemy adaption (see section “Enemy Characteristics and Adaptation”), coupled with recent performance information.</text:span></text:p>
        </text:list-item>
      </text:list>
      <text:p text:style-name="P1"/>
      <text:p text:style-name="P3">-&gt;Enemy Characteristics and Adaptation</text:p>
      <text:list xml:id="list35287447" text:style-name="L10">
        <text:list-item>
          <text:p text:style-name="P13">An important feature of the game is that the enemies change their characteristics and behaviour depending on the player's play style. It feels like they are evolving to fit the player. Some examples are listed below.</text:p>
          <text:list>
            <text:list-item>
              <text:p text:style-name="P13">General difficulty: This is highly influenced by the ranking system (see “Ranking” section). If the player's ranking is going well, the enemies' stats raise. If the player is not doing so well, the enemies' stats are lowered.</text:p>
            </text:list-item>
            <text:list-item>
              <text:p text:style-name="P13">Stat distribution: Adapts to a strategy more effective against the player. For instance, if the player is using many ki-attack based actions, the enemies' ki-deffense may raise, while their physical defense is lowered. </text:p>
            </text:list-item>
            <text:list-item>
              <text:p text:style-name="P13">Skill usage: The frequency with which enemy skills are used may vary, and some skills might start being used or stop being used at all depending on the player's ability to dodge that attack, for instance.</text:p>
            </text:list-item>
            <text:list-item>
              <text:p text:style-name="P13">Element: The elemental alignment of enemies may change to become more effective against the player. For instance, if the player uses a lot of fire attacks against plant enemies, the alignment of those might start changing into water.</text:p>
            </text:list-item>
          </text:list>
        </text:list-item>
      </text:list>
      <text:p text:style-name="P3"/>
      <text:p text:style-name="P1"><text:soft-page-break/>-Ideas that, in order to limit the scope, are <text:span text:style-name="T1">not</text:span> making it into the game-</text:p>
      <text:list xml:id="list34374427" text:style-name="L6">
        <text:list-item>
          <text:p text:style-name="P10">Having battles in which only one of the playable characters takes part in the beginning of the game.</text:p>
          <text:p text:style-name="P10"/>
        </text:list-item>
        <text:list-item>
          <text:p text:style-name="P10">Different dodging aptitude for different playable characters (time frame for dodging an attack is longer or shorter).</text:p>
          <text:p text:style-name="P10"/>
        </text:list-item>
        <text:list-item>
          <text:p text:style-name="P10">Weather effects.</text:p>
          <text:p text:style-name="P10"/>
        </text:list-item>
        <text:list-item>
          <text:p text:style-name="P10">Other kinds of usable points besides ki points (having only ki points makes things more unifo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r Castro</meta:initial-creator>
    <meta:creation-date>2013-12-17T14:21:40.34</meta:creation-date>
    <dc:date>2014-01-10T16:09:38.60</dc:date>
    <dc:creator>Vitor Castro</dc:creator>
    <meta:editing-duration>PT02H11M56S</meta:editing-duration>
    <meta:editing-cycles>55</meta:editing-cycles>
    <meta:generator>BrOffice.org/3.2$Win32 OpenOffice.org_project/320m18$Build-9502</meta:generator>
    <meta:document-statistic meta:table-count="0" meta:image-count="0" meta:object-count="0" meta:page-count="3" meta:paragraph-count="51" meta:word-count="990" meta:character-count="5774"/>
  </office:meta>
</office:document-meta>
</file>